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3ee59"/>
    </style:style>
    <style:style style:name="P2" style:family="paragraph" style:parent-style-name="Heading_20_1">
      <style:paragraph-properties fo:text-align="center" style:justify-single-word="false"/>
      <style:text-properties officeooo:rsid="0003ee59" officeooo:paragraph-rsid="0003ee59"/>
    </style:style>
    <style:style style:name="P3" style:family="paragraph" style:parent-style-name="Heading_20_1">
      <style:paragraph-properties fo:text-align="center" style:justify-single-word="false"/>
      <style:text-properties style:font-name="Calibri" fo:language="fr" fo:country="FR" officeooo:rsid="00221415" officeooo:paragraph-rsid="0003ee59"/>
    </style:style>
    <style:style style:name="P4" style:family="paragraph" style:parent-style-name="Standard" style:list-style-name="L4">
      <style:paragraph-properties fo:text-align="start" style:justify-single-word="false"/>
      <style:text-properties style:font-name="Calibri" officeooo:rsid="00195828" officeooo:paragraph-rsid="0003ee59"/>
    </style:style>
    <style:style style:name="P5" style:family="paragraph" style:parent-style-name="Text_20_body">
      <style:text-properties officeooo:rsid="0003ee59" officeooo:paragraph-rsid="0003ee59"/>
    </style:style>
    <style:style style:name="P6" style:family="paragraph" style:parent-style-name="Text_20_body">
      <style:paragraph-properties fo:text-align="center" style:justify-single-word="false"/>
      <style:text-properties officeooo:paragraph-rsid="0003ee59"/>
    </style:style>
    <style:style style:name="P7" style:family="paragraph" style:parent-style-name="Text_20_body" style:list-style-name="L5">
      <style:paragraph-properties fo:text-align="start" style:justify-single-word="false"/>
      <style:text-properties style:font-name="Calibri" fo:language="fr" fo:country="FR" officeooo:rsid="001dd155" officeooo:paragraph-rsid="0003ee59"/>
    </style:style>
    <style:style style:name="P8" style:family="paragraph" style:parent-style-name="Text_20_body" style:list-style-name="L5">
      <style:paragraph-properties fo:text-align="start" style:justify-single-word="false"/>
      <style:text-properties style:font-name="Calibri" fo:language="fr" fo:country="FR" officeooo:rsid="00201aba" officeooo:paragraph-rsid="0003ee59"/>
    </style:style>
    <style:style style:name="P9" style:family="paragraph" style:parent-style-name="Text_20_body" style:list-style-name="L5">
      <style:paragraph-properties fo:text-align="start" style:justify-single-word="false"/>
      <style:text-properties style:font-name="Calibri" fo:language="fr" fo:country="FR" fo:font-style="normal" officeooo:rsid="001e8fa9" officeooo:paragraph-rsid="0003ee59" style:font-style-asian="normal" style:font-style-complex="normal"/>
    </style:style>
    <style:style style:name="P10" style:family="paragraph" style:parent-style-name="Text_20_body" style:list-style-name="L5">
      <style:paragraph-properties fo:text-align="start" style:justify-single-word="false"/>
      <style:text-properties officeooo:rsid="00217f8e" officeooo:paragraph-rsid="0003ee59"/>
    </style:style>
    <style:style style:name="P11" style:family="paragraph" style:parent-style-name="Text_20_body" style:list-style-name="L5">
      <style:paragraph-properties fo:text-align="start" style:justify-single-word="false"/>
      <style:text-properties officeooo:rsid="001e8fa9" officeooo:paragraph-rsid="0003ee59"/>
    </style:style>
    <style:style style:name="P12" style:family="paragraph" style:parent-style-name="Text_20_body" style:list-style-name="L5">
      <style:paragraph-properties fo:text-align="start" style:justify-single-word="false"/>
      <style:text-properties officeooo:rsid="00201aba" officeooo:paragraph-rsid="0003ee59"/>
    </style:style>
    <style:style style:name="P13" style:family="paragraph" style:parent-style-name="Text_20_body" style:list-style-name="L5">
      <style:paragraph-properties fo:text-align="start" style:justify-single-word="false"/>
      <style:text-properties officeooo:paragraph-rsid="0003ee59"/>
    </style:style>
    <style:style style:name="P14" style:family="paragraph" style:parent-style-name="Title">
      <style:text-properties officeooo:rsid="0003ee59" officeooo:paragraph-rsid="0003ee59"/>
    </style:style>
    <style:style style:name="T1" style:family="text">
      <style:text-properties officeooo:rsid="0003ee59"/>
    </style:style>
    <style:style style:name="T2" style:family="text">
      <style:text-properties style:font-name="Calibri" officeooo:rsid="00195828"/>
    </style:style>
    <style:style style:name="T3" style:family="text">
      <style:text-properties style:font-name="Calibri" fo:language="fr" fo:country="FR"/>
    </style:style>
    <style:style style:name="T4" style:family="text">
      <style:text-properties style:font-name="Calibri" fo:language="fr" fo:country="FR" officeooo:rsid="0008d65a"/>
    </style:style>
    <style:style style:name="T5" style:family="text">
      <style:text-properties style:font-name="Calibri" fo:language="fr" fo:country="FR" officeooo:rsid="001e8fa9"/>
    </style:style>
    <style:style style:name="T6" style:family="text">
      <style:text-properties style:font-name="Calibri" fo:language="fr" fo:country="FR" officeooo:rsid="001dd155"/>
    </style:style>
    <style:style style:name="T7" style:family="text">
      <style:text-properties style:font-name="Calibri" fo:language="fr" fo:country="FR" fo:font-style="normal" style:font-style-asian="normal" style:font-style-complex="normal"/>
    </style:style>
    <style:style style:name="T8" style:family="text">
      <style:text-properties style:font-name="Calibri" fo:language="fr" fo:country="FR" fo:font-style="normal" officeooo:rsid="00201aba" style:font-style-asian="normal" style:font-style-complex="normal"/>
    </style:style>
    <style:style style:name="T9" style:family="text">
      <style:text-properties style:font-name="Calibri" fo:language="fr" fo:country="FR" officeooo:rsid="001cf979"/>
    </style:style>
    <style:style style:name="T10" style:family="text">
      <style:text-properties officeooo:rsid="001cf979"/>
    </style:style>
    <style:style style:name="T11" style:family="text">
      <style:text-properties officeooo:rsid="001e8fa9"/>
    </style:style>
    <style:style style:name="T12" style:family="text">
      <style:text-properties officeooo:rsid="00201aba"/>
    </style:style>
    <style:style style:name="T13" style:family="text">
      <style:text-properties officeooo:rsid="00217f8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lan Oral</text:p>
      <text:p text:style-name="P5"/>
      <text:h text:style-name="P1" text:outline-level="1"><text:span text:style-name="T1">Introduction (1min)</text:span></text:h>
      <text:h text:style-name="P1" text:outline-level="1"><text:bookmark-start text:name="__RefHeading___Toc272_926262663"/><text:span text:style-name="T4">Présentation de l’entreprise </text:span><text:span text:style-name="T9">(2min 15sec)</text:span><text:bookmark-end text:name="__RefHeading___Toc272_926262663"/></text:h>
      <text:h text:style-name="P1" text:outline-level="1"><text:bookmark-start text:name="__RefHeading___Toc294_926262663"/><text:span text:style-name="T5">Environnement humain et technique </text:span><text:span text:style-name="T9">(45sec)</text:span><text:bookmark-end text:name="__RefHeading___Toc294_926262663"/></text:h>
      <text:h text:style-name="P3" text:outline-level="1"><text:bookmark-start text:name="__RefHeading___Toc561_926262663"/><text:span text:style-name="T11">Conception et codage des composants front-end et back-end</text:span><text:bookmark-end text:name="__RefHeading___Toc561_926262663"/></text:h>
      <text:list xml:id="list707878504" text:style-name="L5">
        <text:list-item>
          <text:p text:style-name="P7">Parler de Git <text:span text:style-name="T1">(10sec)</text:span></text:p>
        </text:list-item>
        <text:list-item>
          <text:p text:style-name="P7">Parler de la maquette, du logo, charte graphique, maquette responsive, storyboard</text:p>
        </text:list-item>
        <text:list-item>
          <text:p text:style-name="P7">Parler de la conception de la BDD, dictionnaire données, recherche entité, MLD</text:p>
        </text:list-item>
        <text:list-item>
          <text:p text:style-name="P7">Parler du panneau admin :</text:p>
          <text:list>
            <text:list-item>
              <text:p text:style-name="P8">Configuration du framework (.env)</text:p>
            </text:list-item>
            <text:list-item>
              <text:p text:style-name="P11"><text:span text:style-name="T6">U</text:span><text:span text:style-name="T3">tilisation du paquet </text:span><text:span text:style-name="T7">Breeze</text:span></text:p>
            </text:list-item>
            <text:list-item>
              <text:p text:style-name="P9">L’utilisation de Tailwind pour le côté front-end</text:p>
            </text:list-item>
            <text:list-item>
              <text:p text:style-name="P9">La création des migrations et fausses données pour créer la BDD</text:p>
            </text:list-item>
            <text:list-item>
              <text:p text:style-name="P9">Le développement des entités et des relations entre elles</text:p>
            </text:list-item>
            <text:list-item>
              <text:p text:style-name="P9">Le développement des contrôleurs et des routes</text:p>
            </text:list-item>
            <text:list-item>
              <text:p text:style-name="P11"><text:span text:style-name="T7">La gestion des vues, </text:span><text:span text:style-name="T8">des formulaires (CSRF)</text:span></text:p>
            </text:list-item>
          </text:list>
        </text:list-item>
        <text:list-item>
          <text:p text:style-name="P9">Parler de la boutique :</text:p>
          <text:list>
            <text:list-item>
              <text:p text:style-name="P12">Choix du modèle MVC, pourquoi, utilité</text:p>
            </text:list-item>
            <text:list-item>
              <text:p text:style-name="P12">Parler des entités et requête SQL (préparé), méthode d’accès aux données</text:p>
            </text:list-item>
            <text:list-item>
              <text:p text:style-name="P12">Parler des contrôleurs, verbe HTTP, session, gestion des valeurs dans les input</text:p>
            </text:list-item>
            <text:list-item>
              <text:p text:style-name="P12">Parler des vues, la façon dont j’intègre les données dedans, et surtout le côté responsive, sécurité (XSS)</text:p>
            </text:list-item>
          </text:list>
        </text:list-item>
        <text:list-item>
          <text:p text:style-name="P12">Parler du blog :</text:p>
          <text:list>
            <text:list-item>
              <text:p text:style-name="P12">Parler de WordPress</text:p>
            </text:list-item>
            <text:list-item>
              <text:p text:style-name="P13"><text:span text:style-name="T12">Parler du plugi</text:span><text:span text:style-name="T13">n</text:span></text:p>
            </text:list-item>
          </text:list>
        </text:list-item>
        <text:list-item>
          <text:p text:style-name="P10"><text:span text:style-name="T5">Parler des éléments significatifs du projet</text:span></text:p>
        </text:list-item>
      </text:list>
      <text:h text:style-name="P2" text:outline-level="1"><text:soft-page-break/>Jeu d’essai</text:h>
      <text:p text:style-name="P6"/>
      <text:h text:style-name="P2" text:outline-level="1">Recherche anglophon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3T21:27:11.021000000</meta:creation-date>
    <dc:date>2023-05-13T23:28:33.661000000</dc:date>
    <meta:editing-duration>PT1H45M7S</meta:editing-duration>
    <meta:editing-cycles>1</meta:editing-cycles>
    <meta:document-statistic meta:table-count="0" meta:image-count="0" meta:object-count="0" meta:page-count="2" meta:paragraph-count="27" meta:word-count="194" meta:character-count="1153" meta:non-whitespace-character-count="1006"/>
    <meta:generator>LibreOffice/7.3.0.3$Windows_X86_64 LibreOffice_project/0f246aa12d0eee4a0f7adcefbf7c878fc2238db3</meta:generator>
  </office:meta>
</office:document-meta>
</file>